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cm" svg:stroke-color="#000000" draw:marker-start-width="0.35cm" draw:marker-end-width="0.35cm" draw:fill="solid" draw:fill-color="#ffd320" draw:auto-grow-height="true" draw:auto-grow-width="false" fo:max-height="0cm" fo:min-height="0.589cm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="solid" draw:fill-color="#579d1c" draw:auto-grow-height="true" draw:auto-grow-width="false" fo:max-height="0cm" fo:min-height="0.589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000000" draw:marker-start-width="0.35cm" draw:marker-end-width="0.35cm" draw:fill="solid" draw:fill-color="#008000" draw:textarea-vertical-align="middle" draw:auto-grow-height="false" draw:auto-grow-width="false" fo:max-height="0cm" fo:min-height="3.25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000000" draw:marker-start-width="0.35cm" draw:marker-end-width="0.35cm" draw:fill="solid" draw:fill-color="#ff420e" draw:auto-grow-height="true" draw:auto-grow-width="false" fo:max-height="0cm" fo:min-height="0.589cm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000000" draw:marker-start-width="0.35cm" draw:marker-end-width="0.35cm" draw:fill="solid" draw:fill-color="#008000" draw:auto-grow-height="true" draw:auto-grow-width="false" fo:max-height="0cm" fo:min-height="0.35cm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solid" draw:fill-color="#83caff" draw:auto-grow-height="true" draw:auto-grow-width="false" fo:max-height="0cm" fo:min-height="0.589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3.45cm" fo:min-width="13.53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51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solid" svg:stroke-width="0.1cm" svg:stroke-color="#ffd320" draw:marker-start-width="0.35cm" draw:marker-end-width="0.35cm" draw:fill="solid" draw:fill-color="#ffd320" draw:auto-grow-height="true" draw:auto-grow-width="false" fo:max-height="0cm" fo:min-height="0.589cm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cm" svg:stroke-color="#000000" draw:marker-start-width="0.35cm" draw:marker-end-width="0.35cm" draw:fill="none" draw:fill-color="#aecf00" draw:auto-grow-height="true" draw:auto-grow-width="false" fo:max-height="0cm" fo:min-height="0.673cm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1cm" svg:stroke-color="#000000" draw:marker-start-width="0.35cm" draw:marker-end-width="0.35cm" draw:fill="none" draw:fill-color="#aecf00" draw:auto-grow-height="true" draw:auto-grow-width="false" fo:max-height="0cm" fo:min-height="0.674cm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width="0.1cm" svg:stroke-color="#83caff" draw:marker-start-width="0.35cm" draw:marker-end-width="0.35cm" draw:fill="solid" draw:fill-color="#83caff" draw:auto-grow-height="true" draw:auto-grow-width="false" fo:max-height="0cm" fo:min-height="0.589cm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width="0.1cm" svg:stroke-color="#83caff" draw:marker-start-width="0.35cm" draw:marker-end-width="0.35cm" draw:fill="solid" draw:fill-color="#83caff" fo:min-height="0.589cm" fo:padding-top="0.175cm" fo:padding-bottom="0.175cm" fo:padding-left="0.3cm" fo:padding-right="0.3cm"/>
    </style:style>
    <style:style style:name="gr17" style:family="graphic" style:parent-style-name="standard">
      <style:graphic-properties draw:stroke="solid" svg:stroke-width="0.1cm" svg:stroke-color="#ff420e" draw:marker-start-width="0.35cm" draw:marker-end-width="0.35cm" draw:fill="solid" draw:fill-color="#ff420e" draw:auto-grow-height="true" draw:auto-grow-width="false" fo:max-height="0cm" fo:min-height="0.589cm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000000" draw:marker-start-width="0.35cm" draw:marker-end="Arrow" draw:marker-end-width="0.45cm" draw:fill="none" draw:fill-color="#ffd320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cm" svg:stroke-color="#ff420e" draw:marker-start-width="0.35cm" draw:marker-end-width="0.35cm" draw:fill="solid" draw:fill-color="#ff420e" fo:min-height="0.589cm" fo:padding-top="0.175cm" fo:padding-bottom="0.175cm" fo:padding-left="0.3cm" fo:padding-right="0.3cm"/>
    </style:style>
    <style:style style:name="gr20" style:family="graphic" style:parent-style-name="standard">
      <style:graphic-properties draw:stroke="solid" svg:stroke-width="0.1cm" svg:stroke-color="#ffd320" draw:marker-start-width="0.35cm" draw:marker-end-width="0.35cm" draw:fill="solid" draw:fill-color="#ffd320" fo:min-height="0.674cm" fo:padding-top="0.175cm" fo:padding-bottom="0.175cm" fo:padding-left="0.3cm" fo:padding-right="0.3cm"/>
    </style:style>
    <style:style style:name="gr21" style:family="graphic" style:parent-style-name="standard">
      <style:graphic-properties draw:stroke="solid" svg:stroke-width="0.1cm" svg:stroke-color="#ff420e" draw:marker-start-width="0.35cm" draw:marker-end-width="0.35cm" draw:fill="solid" draw:fill-color="#ff420e" fo:min-height="0.674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1.926cm" fo:min-width="0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4.39cm" fo:min-width="0cm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width="0.1cm" svg:stroke-color="#000000" draw:marker-start-width="0.35cm" draw:marker-end-width="0.35cm" draw:fill="solid" draw:fill-color="#008000" draw:auto-grow-height="true" draw:auto-grow-width="false" fo:max-height="0cm" fo:min-height="0.589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85cm" fo:min-width="16.751cm" fo:padding-top="0.175cm" fo:padding-bottom="0.175cm" fo:padding-left="0.3cm" fo:padding-right="0.3cm"/>
    </style:style>
    <style:style style:name="gr26" style:family="graphic" style:parent-style-name="standard">
      <style:graphic-properties draw:stroke="solid" svg:stroke-width="0.1cm" svg:stroke-color="#ffd320" draw:marker-start-width="0.35cm" draw:marker-end-width="0.35cm" draw:fill="solid" draw:fill-color="#ffd320" fo:min-height="0.589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83caff" draw:marker-start-width="0.35cm" draw:marker-end-width="0.35cm" draw:fill="none" draw:fill-color="#83caff" draw:textarea-vertical-align="middle" draw:auto-grow-height="false" fo:min-height="2.989cm" fo:min-width="0cm" fo:padding-top="0.175cm" fo:padding-bottom="0.175cm" fo:padding-left="0.3cm" fo:padding-right="0.3cm"/>
    </style:style>
    <style:style style:name="gr28" style:family="graphic" style:parent-style-name="standard">
      <style:graphic-properties draw:stroke="solid" svg:stroke-width="0cm" svg:stroke-color="#000000" draw:marker-start-width="0.2cm" draw:marker-end-width="0.2cm" draw:fill="none" draw:fill-color="#83caff" fo:min-height="0.589cm" fo:padding-top="0.125cm" fo:padding-bottom="0.125cm" fo:padding-left="0.25cm" fo:padding-right="0.25cm"/>
    </style:style>
    <style:style style:name="gr29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12.732cm" fo:min-width="0cm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_5f_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fo:font-size="20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xml:id="id1" draw:id="id1" draw:layer="layout" svg:width="2.845cm" svg:height="0.939cm" svg:x="4.225cm" svg:y="5.5cm">
          <draw:text-box>
            <text:p text:style-name="P1"><text:span text:style-name="T1">model_1</text:span></text:p>
          </draw:text-box>
        </draw:frame>
        <draw:frame draw:style-name="gr2" draw:text-style-name="P2" xml:id="id2" draw:id="id2" draw:layer="layout" svg:width="4.08cm" svg:height="0.939cm" svg:x="7.39cm" svg:y="8.376cm">
          <draw:text-box>
            <text:p text:style-name="P1"><text:span text:style-name="T1">check_model</text:span></text:p>
          </draw:text-box>
        </draw:frame>
        <draw:frame draw:style-name="gr2" draw:text-style-name="P2" xml:id="id9" draw:id="id9" draw:layer="layout" svg:width="6.3cm" svg:height="0.939cm" svg:x="6.27cm" svg:y="18.96cm">
          <draw:text-box>
            <text:p text:style-name="P1"><text:span text:style-name="T1">mean_comparisons</text:span></text:p>
          </draw:text-box>
        </draw:frame>
        <draw:frame draw:style-name="gr3" draw:text-style-name="P2" xml:id="id10" draw:id="id10" draw:layer="layout" svg:width="3.373cm" svg:height="0.987cm" svg:x="23.87cm" svg:y="12.313cm">
          <draw:text-box>
            <text:p text:style-name="P1"><text:span text:style-name="T1">get_ggplot</text:span></text:p>
          </draw:text-box>
        </draw:frame>
        <draw:connector draw:style-name="gr4" draw:text-style-name="P1" draw:layer="layout" draw:type="line" svg:x1="5.647cm" svg:y1="6.439cm" svg:x2="9.43cm" svg:y2="8.376cm" draw:start-shape="id1" draw:start-glue-point="2" draw:end-shape="id2" draw:end-glue-point="0" svg:d="M5647 6439l3783 1937" svg:viewBox="0 0 3784 1938">
          <text:p/>
        </draw:connector>
        <draw:frame draw:style-name="gr5" draw:text-style-name="P2" xml:id="id3" draw:id="id3" draw:layer="layout" svg:width="3.037cm" svg:height="0.939cm" svg:x="7.872cm" svg:y="5.478cm">
          <draw:text-box>
            <text:p text:style-name="P1"><text:span text:style-name="T1">model_2</text:span></text:p>
          </draw:text-box>
        </draw:frame>
        <draw:connector draw:style-name="gr4" draw:text-style-name="P1" draw:layer="layout" draw:type="line" svg:x1="9.39cm" svg:y1="6.417cm" svg:x2="9.43cm" svg:y2="8.376cm" draw:start-shape="id3" draw:start-glue-point="2" draw:end-shape="id2" draw:end-glue-point="0" svg:d="M9390 6417l40 1959" svg:viewBox="0 0 41 1960">
          <text:p/>
        </draw:connector>
        <draw:frame draw:style-name="gr6" draw:text-style-name="P2" draw:layer="layout" svg:width="8.3cm" svg:height="0.939cm" svg:x="15.37cm" svg:y="1.7cm">
          <draw:text-box>
            <text:p text:style-name="P1"><text:span text:style-name="T1">Functions for several models</text:span></text:p>
          </draw:text-box>
        </draw:frame>
        <draw:frame draw:style-name="gr2" draw:text-style-name="P2" xml:id="id4" draw:id="id4" draw:layer="layout" svg:width="5.577cm" svg:height="0.939cm" svg:x="10.993cm" svg:y="15.867cm">
          <draw:text-box>
            <text:p text:style-name="P1"><text:span text:style-name="T1">parameter_groups</text:span></text:p>
          </draw:text-box>
        </draw:frame>
        <draw:frame draw:style-name="gr5" draw:text-style-name="P2" xml:id="id8" draw:id="id8" draw:layer="layout" svg:width="7.6cm" svg:height="0.939cm" svg:x="11.27cm" svg:y="9.761cm">
          <draw:text-box>
            <text:p text:style-name="P1"><text:span text:style-name="T1">cross_validation_model_2</text:span></text:p>
          </draw:text-box>
        </draw:frame>
        <draw:frame draw:style-name="gr5" draw:text-style-name="P2" xml:id="id5" draw:id="id5" draw:layer="layout" svg:width="7.612cm" svg:height="0.939cm" svg:x="0.458cm" svg:y="12.4cm">
          <draw:text-box>
            <text:p text:style-name="P1"><text:span text:style-name="T1">predict_the_past_model_2</text:span></text:p>
          </draw:text-box>
        </draw:frame>
        <draw:connector draw:style-name="gr4" draw:text-style-name="P1" draw:layer="layout" draw:type="line" svg:x1="9.43cm" svg:y1="9.315cm" svg:x2="13.781cm" svg:y2="15.867cm" draw:start-shape="id2" draw:start-glue-point="2" draw:end-shape="id4" draw:end-glue-point="0" svg:d="M9430 9315l4351 6552" svg:viewBox="0 0 4352 6553">
          <text:p/>
        </draw:connector>
        <draw:connector draw:style-name="gr4" draw:text-style-name="P1" draw:layer="layout" draw:type="line" svg:x1="9.43cm" svg:y1="9.315cm" svg:x2="4.264cm" svg:y2="12.4cm" draw:start-shape="id2" draw:start-glue-point="2" draw:end-shape="id5" draw:end-glue-point="0" svg:d="M9430 9315l-5166 3085" svg:viewBox="0 0 5167 3086">
          <text:p/>
        </draw:connector>
        <draw:frame draw:style-name="gr5" draw:text-style-name="P2" draw:layer="layout" svg:width="5.477cm" svg:height="0.939cm" svg:x="21.57cm" svg:y="3.061cm">
          <draw:text-box>
            <text:p text:style-name="P1"><text:span text:style-name="T1">Model 2 functions</text:span></text:p>
          </draw:text-box>
        </draw:frame>
        <draw:frame draw:style-name="gr1" draw:text-style-name="P2" draw:layer="layout" svg:width="5.177cm" svg:height="0.939cm" svg:x="15.393cm" svg:y="3.036cm">
          <draw:text-box>
            <text:p text:style-name="P1"><text:span text:style-name="T1">Model 1 functions</text:span></text:p>
          </draw:text-box>
        </draw:frame>
        <draw:frame draw:style-name="gr2" draw:text-style-name="P2" draw:layer="layout" svg:width="5.613cm" svg:height="0.939cm" svg:x="6.87cm" svg:y="0.661cm">
          <draw:text-box>
            <text:p text:style-name="P1"><text:span text:style-name="T1">design_experiment</text:span></text:p>
          </draw:text-box>
        </draw:frame>
        <draw:frame draw:style-name="gr2" draw:text-style-name="P2" draw:layer="layout" svg:width="4.363cm" svg:height="0.939cm" svg:x="7.307cm" svg:y="3.061cm">
          <draw:text-box>
            <text:p text:style-name="P1"><text:span text:style-name="T1">describe_data</text:span></text:p>
          </draw:text-box>
        </draw:frame>
        <draw:frame draw:style-name="gr7" draw:text-style-name="P2" xml:id="id6" draw:id="id6" draw:layer="layout" svg:width="1.661cm" svg:height="0.939cm" svg:x="11.709cm" svg:y="5.5cm">
          <draw:text-box>
            <text:p text:style-name="P1"><text:span text:style-name="T1">GxE</text:span></text:p>
          </draw:text-box>
        </draw:frame>
        <draw:connector draw:style-name="gr4" draw:text-style-name="P1" draw:layer="layout" draw:type="line" svg:x1="12.539cm" svg:y1="6.439cm" svg:x2="9.43cm" svg:y2="8.376cm" draw:start-shape="id6" draw:start-glue-point="2" draw:end-shape="id2" draw:end-glue-point="0" svg:d="M12539 6439l-3109 1937" svg:viewBox="0 0 3110 1938">
          <text:p/>
        </draw:connector>
        <draw:frame draw:style-name="gr7" draw:text-style-name="P2" draw:layer="layout" svg:width="4.2cm" svg:height="0.939cm" svg:x="24.37cm" svg:y="1.761cm">
          <draw:text-box>
            <text:p text:style-name="P1"><text:span text:style-name="T1">GxE functions</text:span></text:p>
          </draw:text-box>
        </draw:frame>
        <draw:frame draw:style-name="gr7" draw:text-style-name="P2" xml:id="id7" draw:id="id7" draw:layer="layout" svg:width="3.465cm" svg:height="0.939cm" svg:x="13.105cm" svg:y="13.2cm">
          <draw:text-box>
            <text:p text:style-name="P1"><text:span text:style-name="T1">biplot_GxE</text:span></text:p>
          </draw:text-box>
        </draw:frame>
        <draw:connector draw:style-name="gr4" draw:text-style-name="P1" draw:layer="layout" draw:type="line" svg:x1="9.43cm" svg:y1="9.315cm" svg:x2="13.105cm" svg:y2="13.669cm" draw:start-shape="id2" draw:start-glue-point="2" draw:end-shape="id7" draw:end-glue-point="3" svg:d="M9430 9315l3675 4354" svg:viewBox="0 0 3676 4355">
          <text:p/>
        </draw:connector>
        <draw:connector draw:style-name="gr4" draw:text-style-name="P1" draw:layer="layout" draw:type="line" svg:x1="9.43cm" svg:y1="9.315cm" svg:x2="11.27cm" svg:y2="10.23cm" draw:start-shape="id2" draw:start-glue-point="2" draw:end-shape="id8" draw:end-glue-point="3" svg:d="M9430 9315l1840 915" svg:viewBox="0 0 1841 916">
          <text:p/>
        </draw:connector>
        <draw:connector draw:style-name="gr4" draw:text-style-name="P1" draw:layer="layout" draw:type="line" svg:x1="9.43cm" svg:y1="9.315cm" svg:x2="9.42cm" svg:y2="18.96cm" draw:start-shape="id2" draw:start-glue-point="2" draw:end-shape="id9" draw:end-glue-point="0" svg:d="M9430 9315l-10 9645" svg:viewBox="0 0 11 9646">
          <text:p/>
        </draw:connector>
        <draw:custom-shape draw:style-name="gr8" draw:text-style-name="P1" draw:layer="layout" svg:width="14.13cm" svg:height="3.8cm" svg:x="15.07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draw:type="curve" svg:x1="12.57cm" svg:y1="19.429cm" svg:x2="25.556cm" svg:y2="13.3cm" draw:start-shape="id9" draw:start-glue-point="1" draw:end-shape="id10" draw:end-glue-point="2" svg:d="M12570 19429c8658 0 12986-2043 12986-6129" svg:viewBox="0 0 12987 6130">
          <text:p/>
        </draw:connector>
        <draw:connector draw:style-name="gr9" draw:text-style-name="P1" draw:layer="layout" draw:type="curve" svg:x1="16.57cm" svg:y1="16.336cm" svg:x2="25.556cm" svg:y2="13.3cm" draw:start-shape="id4" draw:start-glue-point="1" draw:end-shape="id10" draw:end-glue-point="2" svg:d="M16570 16336c5991 0 8986-1012 8986-3036" svg:viewBox="0 0 8987 3037">
          <text:p/>
        </draw:connector>
        <draw:connector draw:style-name="gr9" draw:text-style-name="P1" draw:layer="layout" draw:type="curve" svg:x1="18.87cm" svg:y1="10.23cm" svg:x2="25.556cm" svg:y2="12.313cm" draw:start-shape="id8" draw:start-glue-point="1" draw:end-shape="id10" draw:end-glue-point="0" svg:d="M18870 10230c4458 0 6686 694 6686 2083" svg:viewBox="0 0 6687 2084">
          <text:p/>
        </draw:connector>
        <draw:connector draw:style-name="gr9" draw:text-style-name="P1" draw:layer="layout" draw:type="line" svg:x1="4.264cm" svg:y1="13.339cm" svg:x2="9.42cm" svg:y2="18.96cm" draw:start-shape="id5" draw:start-glue-point="2" draw:end-shape="id9" draw:end-glue-point="0" svg:d="M4264 13339l5156 5621" svg:viewBox="0 0 5157 5622">
          <text:p/>
        </draw:connector>
        <draw:connector draw:style-name="gr9" draw:text-style-name="P1" draw:layer="layout" draw:type="line" svg:x1="16.57cm" svg:y1="13.669cm" svg:x2="23.87cm" svg:y2="12.806cm" draw:start-shape="id7" draw:start-glue-point="1" draw:end-shape="id10" draw:end-glue-point="3" svg:d="M16570 13669l7300-863" svg:viewBox="0 0 7301 864">
          <text:p/>
        </draw:connector>
        <draw:frame draw:style-name="gr10" draw:text-style-name="P3" draw:layer="layout" svg:width="2.551cm" svg:height="0.962cm" svg:x="15.37cm" svg:y="0.538cm">
          <draw:text-box>
            <text:p><text:span text:style-name="T2">legend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1T0">
        <office:forms form:automatic-focus="false" form:apply-design-mode="false"/>
        <draw:frame draw:style-name="gr12" draw:text-style-name="P2" xml:id="id12" draw:id="id12" draw:layer="layout" svg:width="2.845cm" svg:height="0.939cm" svg:x="7.042cm" svg:y="5.4cm">
          <draw:text-box>
            <text:p text:style-name="P1"><text:span text:style-name="T1">model_1</text:span></text:p>
          </draw:text-box>
        </draw:frame>
        <draw:frame draw:style-name="gr2" draw:text-style-name="P2" xml:id="id14" draw:id="id14" draw:layer="layout" svg:width="4.08cm" svg:height="0.939cm" svg:x="8.59cm" svg:y="9.895cm">
          <draw:text-box>
            <text:p text:style-name="P1"><text:span text:style-name="T1">check_model</text:span></text:p>
          </draw:text-box>
        </draw:frame>
        <draw:frame draw:style-name="gr2" draw:text-style-name="P2" xml:id="id22" draw:id="id22" draw:layer="layout" svg:width="5.7cm" svg:height="0.939cm" svg:x="23.19cm" svg:y="16.573cm">
          <draw:text-box>
            <text:p text:style-name="P1"><text:span text:style-name="T1">mean_comparisons</text:span></text:p>
          </draw:text-box>
        </draw:frame>
        <draw:frame draw:style-name="gr12" draw:text-style-name="P4" xml:id="id11" draw:id="id11" draw:layer="layout" svg:width="3.417cm" svg:height="0.939cm" svg:x="1.47cm" svg:y="5.422cm">
          <draw:text-box>
            <text:p text:style-name="P1"><text:span text:style-name="T3">get.env.info</text:span></text:p>
          </draw:text-box>
        </draw:frame>
        <draw:frame draw:style-name="gr13" draw:text-style-name="P4" xml:id="id26" draw:id="id26" draw:layer="layout" svg:width="4.776cm" svg:height="1.023cm" svg:x="2.309cm" svg:y="15.066cm">
          <draw:text-box>
            <text:p text:style-name="P1"><text:span text:style-name="T3">comp.parameters</text:span></text:p>
          </draw:text-box>
        </draw:frame>
        <draw:frame draw:style-name="gr13" draw:text-style-name="P4" xml:id="id19" draw:id="id19" draw:layer="layout" svg:width="5.868cm" svg:height="1.023cm" svg:x="1.209cm" svg:y="16.343cm">
          <draw:text-box>
            <text:p text:style-name="P1"><text:span text:style-name="T3">get.significant.groups</text:span></text:p>
          </draw:text-box>
        </draw:frame>
        <draw:frame draw:style-name="gr14" draw:text-style-name="P4" xml:id="id20" draw:id="id20" draw:layer="layout" svg:width="5.576cm" svg:height="1.024cm" svg:x="1.509cm" svg:y="17.676cm">
          <draw:text-box>
            <text:p text:style-name="P1"><text:span text:style-name="T3">get.at.least.X.groups</text:span></text:p>
          </draw:text-box>
        </draw:frame>
        <draw:connector draw:style-name="gr4" draw:text-style-name="P1" draw:layer="layout" draw:type="line" svg:x1="4.887cm" svg:y1="5.891cm" svg:x2="7.042cm" svg:y2="5.869cm" draw:start-shape="id11" draw:start-glue-point="1" draw:end-shape="id12" draw:end-glue-point="3" svg:d="M4887 5891l2155-22" svg:viewBox="0 0 2156 23">
          <text:p/>
        </draw:connector>
        <draw:frame draw:style-name="gr2" draw:text-style-name="P2" xml:id="id24" draw:id="id24" draw:layer="layout" svg:width="5.407cm" svg:height="0.939cm" svg:x="23.293cm" svg:y="9.839cm">
          <draw:text-box>
            <text:p text:style-name="P1"><text:span text:style-name="T1">parameter_groups</text:span></text:p>
          </draw:text-box>
        </draw:frame>
        <draw:frame draw:style-name="gr15" draw:text-style-name="P2" xml:id="id18" draw:id="id18" draw:layer="layout" svg:width="1.661cm" svg:height="0.939cm" svg:x="25.822cm" svg:y="5.639cm">
          <draw:text-box>
            <text:p text:style-name="P1"><text:span text:style-name="T1">GxE</text:span></text:p>
          </draw:text-box>
        </draw:frame>
        <draw:frame draw:style-name="gr16" draw:text-style-name="P5" xml:id="id17" draw:id="id17" draw:layer="layout" svg:width="7.713cm" svg:height="0.939cm" svg:x="16.27cm" svg:y="5.6cm">
          <draw:text-box>
            <text:p><text:span text:style-name="T3">GxE_build_interaction_matrix</text:span></text:p>
          </draw:text-box>
        </draw:frame>
        <draw:frame draw:style-name="gr12" draw:text-style-name="P4" xml:id="id13" draw:id="id13" draw:layer="layout" svg:width="6.144cm" svg:height="0.939cm" svg:x="1.37cm" svg:y="8.7cm">
          <draw:text-box>
            <text:p text:style-name="P1"><text:span text:style-name="T3">check_model_model_1</text:span></text:p>
          </draw:text-box>
        </draw:frame>
        <draw:frame draw:style-name="gr17" draw:text-style-name="P4" xml:id="id15" draw:id="id15" draw:layer="layout" svg:width="6.144cm" svg:height="0.939cm" svg:x="1.37cm" svg:y="9.854cm">
          <draw:text-box>
            <text:p text:style-name="P1"><text:span text:style-name="T3">check_model_model_2</text:span></text:p>
          </draw:text-box>
        </draw:frame>
        <draw:frame draw:style-name="gr15" draw:text-style-name="P4" xml:id="id16" draw:id="id16" draw:layer="layout" svg:width="5.145cm" svg:height="0.939cm" svg:x="2.37cm" svg:y="11.039cm">
          <draw:text-box>
            <text:p text:style-name="P1"><text:span text:style-name="T3">check_model_GxE</text:span></text:p>
          </draw:text-box>
        </draw:frame>
        <draw:connector draw:style-name="gr4" draw:text-style-name="P1" draw:layer="layout" draw:type="line" svg:x1="7.514cm" svg:y1="9.169cm" svg:x2="8.59cm" svg:y2="10.364cm" draw:start-shape="id13" draw:start-glue-point="1" draw:end-shape="id14" draw:end-glue-point="3" svg:d="M7514 9169l1076 1195" svg:viewBox="0 0 1077 1196">
          <text:p/>
        </draw:connector>
        <draw:connector draw:style-name="gr4" draw:text-style-name="P1" draw:layer="layout" draw:type="line" svg:x1="7.514cm" svg:y1="10.323cm" svg:x2="8.59cm" svg:y2="10.364cm" draw:start-shape="id15" draw:start-glue-point="1" draw:end-shape="id14" draw:end-glue-point="3" svg:d="M7514 10323l1076 41" svg:viewBox="0 0 1077 42">
          <text:p/>
        </draw:connector>
        <draw:connector draw:style-name="gr4" draw:text-style-name="P1" draw:layer="layout" draw:type="line" svg:x1="7.515cm" svg:y1="11.508cm" svg:x2="8.59cm" svg:y2="10.364cm" draw:start-shape="id16" draw:start-glue-point="1" draw:end-shape="id14" draw:end-glue-point="3" svg:d="M7515 11508l1075-1144" svg:viewBox="0 0 1076 1145">
          <text:p/>
        </draw:connector>
        <draw:connector draw:style-name="gr18" draw:text-style-name="P1" draw:layer="layout" draw:type="line" svg:x1="23.983cm" svg:y1="6.069cm" svg:x2="25.822cm" svg:y2="6.108cm" draw:start-shape="id17" draw:end-shape="id18" draw:end-glue-point="3" svg:d="M23983 6069l1839 39" svg:viewBox="0 0 1840 40">
          <text:p/>
        </draw:connector>
        <draw:frame draw:style-name="gr16" draw:text-style-name="P5" draw:layer="layout" svg:width="6.67cm" svg:height="0.939cm" svg:x="9.92cm" svg:y="14.575cm">
          <draw:text-box>
            <text:p><text:span text:style-name="T3">mean_comparisons_GxE</text:span></text:p>
          </draw:text-box>
        </draw:frame>
        <draw:frame draw:style-name="gr16" draw:text-style-name="P5" xml:id="id23" draw:id="id23" draw:layer="layout" svg:width="6.392cm" svg:height="0.939cm" svg:x="15.778cm" svg:y="9.139cm">
          <draw:text-box>
            <text:p><text:span text:style-name="T3">parameter_groups_GxE</text:span></text:p>
          </draw:text-box>
        </draw:frame>
        <draw:frame draw:style-name="gr19" draw:text-style-name="P5" xml:id="id25" draw:id="id25" draw:layer="layout" svg:width="7.412cm" svg:height="0.939cm" svg:x="14.77cm" svg:y="10.439cm">
          <draw:text-box>
            <text:p><text:span text:style-name="T3">parameter_groups_model_2</text:span></text:p>
          </draw:text-box>
        </draw:frame>
        <draw:frame draw:style-name="gr20" draw:text-style-name="P5" xml:id="id28" draw:id="id28" draw:layer="layout" svg:width="7.67cm" svg:height="1.024cm" svg:x="8.92cm" svg:y="16.976cm">
          <draw:text-box>
            <text:p><text:span text:style-name="T3">mean_comparisons_model_1</text:span></text:p>
          </draw:text-box>
        </draw:frame>
        <draw:frame draw:style-name="gr21" draw:text-style-name="P5" draw:layer="layout" svg:width="7.67cm" svg:height="1.024cm" svg:x="8.92cm" svg:y="15.776cm">
          <draw:text-box>
            <text:p><text:span text:style-name="T3">mean_comparisons_model_2</text:span></text:p>
          </draw:text-box>
        </draw:frame>
        <draw:connector draw:style-name="gr9" draw:text-style-name="P1" draw:layer="layout" draw:type="curve" svg:x1="1.209cm" svg:y1="16.854cm" svg:x2="1.509cm" svg:y2="18.188cm" draw:start-shape="id19" draw:start-glue-point="3" draw:end-shape="id20" svg:d="M1209 16854c-825 0-975 1334 300 1334" svg:viewBox="0 0 940 1335">
          <text:p/>
        </draw:connector>
        <draw:custom-shape draw:style-name="gr22" draw:text-style-name="P1" xml:id="id27" draw:id="id27" draw:layer="layout" svg:width="0.8cm" svg:height="2.4cm" svg:x="7.99cm" svg:y="15.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1" xml:id="id21" draw:id="id21" draw:layer="layout" svg:width="0.6cm" svg:height="5cm" svg:x="21.19cm" svg:y="14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9" draw:text-style-name="P1" draw:layer="layout" draw:type="line" svg:x1="21.79cm" svg:y1="17cm" svg:x2="23.19cm" svg:y2="17.042cm" draw:start-shape="id21" draw:start-glue-point="6" draw:end-shape="id22" draw:end-glue-point="3" svg:d="M21790 17000l1400 42" svg:viewBox="0 0 1401 43">
          <text:p/>
        </draw:connector>
        <draw:connector draw:style-name="gr4" draw:text-style-name="P1" draw:layer="layout" draw:type="line" svg:x1="22.17cm" svg:y1="9.608cm" svg:x2="23.293cm" svg:y2="10.308cm" draw:start-shape="id23" draw:start-glue-point="1" draw:end-shape="id24" draw:end-glue-point="3" svg:d="M22170 9608l1123 700" svg:viewBox="0 0 1124 701">
          <text:p/>
        </draw:connector>
        <draw:connector draw:style-name="gr4" draw:text-style-name="P1" draw:layer="layout" draw:type="line" svg:x1="22.182cm" svg:y1="10.908cm" svg:x2="23.293cm" svg:y2="10.308cm" draw:start-shape="id25" draw:start-glue-point="1" draw:end-shape="id24" draw:end-glue-point="3" svg:d="M22182 10908l1111-600" svg:viewBox="0 0 1112 601">
          <text:p/>
        </draw:connector>
        <draw:connector draw:style-name="gr9" draw:text-style-name="P1" draw:layer="layout" draw:type="line" svg:x1="7.085cm" svg:y1="15.577cm" svg:x2="7.99cm" svg:y2="16.9cm" draw:start-shape="id26" draw:start-glue-point="1" draw:end-shape="id27" draw:end-glue-point="5" svg:d="M7085 15577l905 1323" svg:viewBox="0 0 906 1324">
          <text:p/>
        </draw:connector>
        <draw:connector draw:style-name="gr9" draw:text-style-name="P1" draw:layer="layout" draw:type="line" svg:x1="7.077cm" svg:y1="16.854cm" svg:x2="7.99cm" svg:y2="16.9cm" draw:start-shape="id19" draw:start-glue-point="1" draw:end-shape="id27" draw:end-glue-point="5" svg:d="M7077 16854l913 46" svg:viewBox="0 0 914 47">
          <text:p/>
        </draw:connector>
        <draw:connector draw:style-name="gr9" draw:text-style-name="P1" draw:layer="layout" draw:type="line" svg:x1="7.085cm" svg:y1="18.188cm" svg:x2="7.99cm" svg:y2="16.9cm" draw:start-shape="id20" draw:start-glue-point="1" draw:end-shape="id27" draw:end-glue-point="5" svg:d="M7085 18188l905-1288" svg:viewBox="0 0 906 1289">
          <text:p/>
        </draw:connector>
        <draw:frame draw:style-name="gr19" draw:text-style-name="P5" xml:id="id29" draw:id="id29" draw:layer="layout" svg:width="11.97cm" svg:height="0.939cm" svg:x="8.9cm" svg:y="18.4cm">
          <draw:text-box>
            <text:p><text:span text:style-name="T3">mean_comparisons_predict_the_past_model_2</text:span></text:p>
          </draw:text-box>
        </draw:frame>
        <draw:connector draw:style-name="gr9" draw:text-style-name="P1" draw:layer="layout" draw:type="curve" svg:x1="8.92cm" svg:y1="17.488cm" svg:x2="8.9cm" svg:y2="18.869cm" draw:start-shape="id28" draw:start-glue-point="3" draw:end-shape="id29" draw:end-glue-point="3" svg:d="M8920 17488c-855 0-845 1381-20 1381" svg:viewBox="0 0 641 1382">
          <text:p/>
        </draw:connector>
        <draw:frame draw:style-name="gr24" draw:text-style-name="P2" draw:layer="layout" svg:width="8.6cm" svg:height="0.939cm" svg:x="10.67cm" svg:y="0.9cm">
          <draw:text-box>
            <text:p text:style-name="P1"><text:span text:style-name="T1">Functions in main workflow</text:span></text:p>
          </draw:text-box>
        </draw:frame>
        <draw:frame draw:style-name="gr5" draw:text-style-name="P2" draw:layer="layout" svg:width="5.477cm" svg:height="0.939cm" svg:x="16.37cm" svg:y="2.161cm">
          <draw:text-box>
            <text:p text:style-name="P1"><text:span text:style-name="T1">Model 2 functions</text:span></text:p>
          </draw:text-box>
        </draw:frame>
        <draw:frame draw:style-name="gr1" draw:text-style-name="P2" draw:layer="layout" svg:width="5.177cm" svg:height="0.939cm" svg:x="10.793cm" svg:y="2.1cm">
          <draw:text-box>
            <text:p text:style-name="P1"><text:span text:style-name="T1">Model 1 functions</text:span></text:p>
          </draw:text-box>
        </draw:frame>
        <draw:frame draw:style-name="gr7" draw:text-style-name="P2" draw:layer="layout" svg:width="4.2cm" svg:height="0.939cm" svg:x="19.67cm" svg:y="0.9cm">
          <draw:text-box>
            <text:p text:style-name="P1"><text:span text:style-name="T1">GxE functions</text:span></text:p>
          </draw:text-box>
        </draw:frame>
        <draw:custom-shape draw:style-name="gr25" draw:text-style-name="P1" draw:layer="layout" svg:width="17.351cm" svg:height="3.2cm" svg:x="7.519cm" svg:y="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2.551cm" svg:height="0.962cm" svg:x="7.519cm" svg:y="1.438cm">
          <draw:text-box>
            <text:p><text:span text:style-name="T2">legend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frame draw:style-name="gr16" draw:text-style-name="P5" draw:layer="layout" svg:width="11.887cm" svg:height="0.939cm" svg:x="0.483cm" svg:y="13.161cm">
          <draw:text-box>
            <text:p><text:span text:style-name="T3">ggplot_discrimitiveness_vs_representativeness</text:span></text:p>
          </draw:text-box>
        </draw:frame>
        <draw:frame draw:style-name="gr16" draw:text-style-name="P5" draw:layer="layout" svg:width="6.661cm" svg:height="0.939cm" svg:x="5.709cm" svg:y="14.322cm">
          <draw:text-box>
            <text:p><text:span text:style-name="T3">ggplot_mean_vs_stability</text:span></text:p>
          </draw:text-box>
        </draw:frame>
        <draw:frame draw:style-name="gr16" draw:text-style-name="P5" draw:layer="layout" svg:width="6.861cm" svg:height="0.939cm" svg:x="5.509cm" svg:y="15.561cm">
          <draw:text-box>
            <text:p><text:span text:style-name="T3">ggplot_which_won_where</text:span></text:p>
          </draw:text-box>
        </draw:frame>
        <draw:frame draw:style-name="gr16" draw:text-style-name="P5" draw:layer="layout" svg:width="6.887cm" svg:height="0.939cm" svg:x="11.57cm" svg:y="3.041cm">
          <draw:text-box>
            <text:p><text:span text:style-name="T3">ggplot_check_model_GxE</text:span></text:p>
          </draw:text-box>
        </draw:frame>
        <draw:frame draw:style-name="gr26" draw:text-style-name="P5" draw:layer="layout" svg:width="8.087cm" svg:height="0.939cm" svg:x="10.37cm" svg:y="4.241cm">
          <draw:text-box>
            <text:p><text:span text:style-name="T3">ggplot_check_model_model_1</text:span></text:p>
          </draw:text-box>
        </draw:frame>
        <draw:frame draw:style-name="gr19" draw:text-style-name="P5" draw:layer="layout" svg:width="7.887cm" svg:height="0.939cm" svg:x="10.67cm" svg:y="5.489cm">
          <draw:text-box>
            <text:p><text:span text:style-name="T3">ggplot_check_model_model_2</text:span></text:p>
          </draw:text-box>
        </draw:frame>
        <draw:frame draw:style-name="gr16" draw:text-style-name="P5" draw:layer="layout" svg:width="8.487cm" svg:height="0.939cm" svg:x="10.183cm" svg:y="8.02cm">
          <draw:text-box>
            <text:p><text:span text:style-name="T3">ggplot_mean_comparisons_GxE</text:span></text:p>
          </draw:text-box>
        </draw:frame>
        <draw:frame draw:style-name="gr16" draw:text-style-name="P5" draw:layer="layout" svg:width="5.087cm" svg:height="0.939cm" svg:x="13.683cm" svg:y="14.3cm">
          <draw:text-box>
            <text:p><text:span text:style-name="T3">ggplot_biplot_GxE</text:span></text:p>
          </draw:text-box>
        </draw:frame>
        <draw:frame draw:style-name="gr26" draw:text-style-name="P5" draw:layer="layout" svg:width="9.486cm" svg:height="0.939cm" svg:x="9.184cm" svg:y="9.221cm">
          <draw:text-box>
            <text:p><text:span text:style-name="T3">ggplot_mean_comparisons_model_1</text:span></text:p>
          </draw:text-box>
        </draw:frame>
        <draw:frame draw:style-name="gr19" draw:text-style-name="P5" draw:layer="layout" svg:width="9.486cm" svg:height="0.939cm" svg:x="9.184cm" svg:y="10.422cm">
          <draw:text-box>
            <text:p><text:span text:style-name="T3">ggplot_mean_comparisons_model_2</text:span></text:p>
          </draw:text-box>
        </draw:frame>
        <draw:custom-shape draw:style-name="gr27" draw:text-style-name="P1" draw:layer="layout" svg:width="0.6cm" svg:height="3.339cm" svg:x="12.57cm" svg:y="13.1cm">
          <text:p/>
          <draw:enhanced-geometry svg:viewBox="0 0 21600 21600" draw:mirror-horizont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" draw:text-style-name="P5" draw:layer="layout" svg:width="6.813cm" svg:height="0.839cm" svg:x="11.657cm" svg:y="1.841cm">
          <draw:text-box>
            <text:p><text:span text:style-name="T3">ggplot_parameter_groups</text:span></text:p>
          </draw:text-box>
        </draw:frame>
        <draw:frame draw:style-name="gr3" draw:text-style-name="P2" xml:id="id31" draw:id="id31" draw:layer="layout" svg:width="3.373cm" svg:height="0.987cm" svg:x="22.097cm" svg:y="8.113cm">
          <draw:text-box>
            <text:p text:style-name="P1"><text:span text:style-name="T1">get_ggplot</text:span></text:p>
          </draw:text-box>
        </draw:frame>
        <draw:frame draw:style-name="gr19" draw:text-style-name="P5" draw:layer="layout" svg:width="8.686cm" svg:height="0.939cm" svg:x="9.871cm" svg:y="6.701cm">
          <draw:text-box>
            <text:p><text:span text:style-name="T3">ggplot_cross_validation_model_2</text:span></text:p>
          </draw:text-box>
        </draw:frame>
        <draw:frame draw:style-name="gr19" draw:text-style-name="P5" draw:layer="layout" svg:width="13.786cm" svg:height="0.939cm" svg:x="4.884cm" svg:y="11.661cm">
          <draw:text-box>
            <text:p><text:span text:style-name="T3">ggplot_mean_comparisons_predict_the_past_model_2</text:span></text:p>
          </draw:text-box>
        </draw:frame>
        <draw:custom-shape draw:style-name="gr29" draw:text-style-name="P1" xml:id="id30" draw:id="id30" draw:layer="layout" svg:width="0.6cm" svg:height="13.8cm" svg:x="19.47cm" svg:y="1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9" draw:text-style-name="P1" draw:layer="layout" draw:type="line" svg:x1="20.07cm" svg:y1="8.6cm" svg:x2="22.097cm" svg:y2="8.606cm" draw:start-shape="id30" draw:start-glue-point="6" draw:end-shape="id31" draw:end-glue-point="3" svg:d="M20070 8600l2027 6" svg:viewBox="0 0 2028 7">
          <text:p/>
        </draw:connector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4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59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7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4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59cm" fo:text-indent="0cm"/>
      <style:text-properties fo:font-size="25.3999996185303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77cm" fo:text-indent="0cm"/>
      <style:text-properties fo:font-size="18.1000003814697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none"/>
      <style:text-properties style:letter-kerning="true"/>
    </style:style>
    <style:style style:name="Default_5f__5f_-backgroundobjects" style:display-name="Defau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_5f_-notes" style:display-name="Default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auto-grow-height="false" draw:fit-to-size="shrink-to-fit">
        <text:list-style style:name="Default_5f__5f_-outline1" style:display-name="Defau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4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paragraph-properties fo:margin-left="0cm" fo:margin-right="0cm" fo:margin-top="0cm" fo:margin-bottom="0.359cm" fo:text-indent="0cm"/>
      <style:text-properties fo:font-size="25.3999996185303pt" style:font-size-asian="28pt" style:font-size-complex="28pt"/>
    </style:style>
    <style:style style:name="Default_5f__5f_-outline3" style:display-name="Default__-outline3" style:family="presentation" style:parent-style-name="Default_5f__5f_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Default_5f__5f_-outline4" style:display-name="Default__-outline4" style:family="presentation" style:parent-style-name="Default_5f__5f_-outline3">
      <style:paragraph-properties fo:margin-left="0cm" fo:margin-right="0cm" fo:margin-top="0cm" fo:margin-bottom="0.177cm" fo:text-indent="0cm"/>
      <style:text-properties fo:font-size="18.1000003814697pt" style:font-size-asian="20pt" style:font-size-complex="20pt"/>
    </style:style>
    <style:style style:name="Default_5f__5f_-outline5" style:display-name="Default__-outline5" style:family="presentation" style:parent-style-name="Default_5f__5f_-outline4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_5f__5f_-outline6" style:display-name="Default__-outline6" style:family="presentation" style:parent-style-name="Default_5f__5f_-outline5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_5f__5f_-outline7" style:display-name="Default__-outline7" style:family="presentation" style:parent-style-name="Default_5f__5f_-outline6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_5f__5f_-outline8" style:display-name="Default__-outline8" style:family="presentation" style:parent-style-name="Default_5f__5f_-outline7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_5f__5f_-outline9" style:display-name="Default__-outline9" style:family="presentation" style:parent-style-name="Default_5f__5f_-outline8">
      <style:paragraph-properties fo:margin-left="0cm" fo:margin-right="0cm" fo:margin-top="0cm" fo:margin-bottom="0.087cm" fo:text-indent="0cm"/>
      <style:text-properties fo:font-size="18.1000003814697pt" style:font-size-asian="20pt" style:font-size-complex="20pt"/>
    </style:style>
    <style:style style:name="Default_5f__5f_-subtitle" style:display-name="Default__-subtitle" style:family="presentation">
      <style:graphic-properties draw:stroke="none" draw:fill="none" draw:textarea-vertical-align="middle">
        <text:list-style style:name="Default_5f__5f_-subtitle" style:display-name="Default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vertical-align="middle">
        <text:list-style style:name="Default_5f__5f_-title" style:display-name="Default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.27cm" fo:margin-right="1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686cm" svg:height="3.172cm" svg:x="2.641cm" svg:y="1.754cm" presentation:class="title" presentation:placeholder="true">
        <draw:text-box/>
      </draw:frame>
      <draw:frame presentation:style-name="Default-outline1" draw:layer="backgroundobjects" svg:width="24.137cm" svg:height="11.02cm" svg:x="2.641cm" svg:y="5.446cm" presentation:class="outline" presentation:placeholder="true">
        <draw:text-box/>
      </draw:frame>
      <draw:frame presentation:style-name="Mpr1" draw:text-style-name="MP1" draw:layer="backgroundobjects" svg:width="6.39cm" svg:height="1.31cm" svg:x="2.641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94cm" svg:height="1.31cm" svg:x="10.651cm" svg:y="18.3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9cm" svg:height="1.31cm" svg:x="20.937cm" svg:y="18.30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4.686cm" svg:height="3.172cm" svg:x="2.641cm" svg:y="1.758cm" presentation:class="title" presentation:placeholder="true">
        <draw:text-box/>
      </draw:frame>
      <draw:frame presentation:style-name="Default_5f_-outline1" draw:layer="backgroundobjects" svg:width="24.686cm" svg:height="11.019cm" svg:x="2.641cm" svg:y="5.446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5.749cm" svg:height="11.136cm" svg:x="2.62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Default_5f__5f_" style:display-name="Default_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5-03-28T21:23:18</meta:creation-date>
    <dc:date>2017-02-10T20:35:20.539348046</dc:date>
    <dc:creator>pierre </dc:creator>
    <meta:editing-duration>PT8H59M</meta:editing-duration>
    <meta:editing-cycles>200</meta:editing-cycles>
    <meta:generator>LibreOffice/4.3.3.2$Linux_X86_64 LibreOffice_project/430m0$Build-2</meta:generator>
    <meta:document-statistic meta:object-count="119"/>
  </office:meta>
</office:document-meta>
</file>